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office:value-type="string" calcext:value-type="string">
            <text:p>Have not had time yet.</text:p>
          </table:table-cell>
          <table:table-cell/>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476190476190476" calcext:value-type="float">
            <text:p>0.476190476190476</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5">00/00/0000</text:date>, <text:time style:data-style-name="N2" text:time-value="09:45:40.175851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5T16:00:57.272413700</dc:date>
    <meta:editing-duration>P4DT21H13M32S</meta:editing-duration>
    <meta:editing-cycles>164</meta:editing-cycles>
    <meta:generator>LibreOffice/25.2.2.2$Windows_X86_64 LibreOffice_project/7370d4be9e3cf6031a51beef54ff3bda878e3fac</meta:generator>
    <meta:document-statistic meta:table-count="1" meta:cell-count="1029" meta:object-count="0"/>
  </office:meta>
</office:document-meta>
</file>